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9900" draw:marker-start-width="0.35cm" draw:marker-end-width="0.35cm" draw:fill="hatch" draw:fill-color="#ffff99" draw:fill-hatch-name="Black_20_45_20_Degrees" draw:textarea-horizontal-align="justify" draw:textarea-vertical-align="middle" draw:auto-grow-height="false" fo:min-height="3.47cm" fo:min-width="3.2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6600" draw:marker-start-width="0.35cm" draw:marker-end-width="0.35cm" draw:fill="hatch" draw:fill-color="#ffff99" draw:fill-hatch-name="Black_20_-45_20_Degrees" draw:textarea-horizontal-align="justify" draw:textarea-vertical-align="middle" draw:auto-grow-height="false" fo:min-height="3.57cm" fo:min-width="3.32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dash" draw:stroke-dash="Fine_20_Dashed" svg:stroke-color="#ffff99" draw:fill-color="#ff66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Fine_20_Dashed" svg:stroke-color="#009900" draw:fill-color="#0066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stroke-dash="Fine_20_Dashed" svg:stroke-color="#111111" draw:fill-color="#eeeeee" draw:textarea-horizontal-align="justify" draw:textarea-vertical-align="middle" draw:auto-grow-height="false" fo:min-height="12.65cm" fo:min-width="15.1cm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0.65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15cm" fo:min-width="0cm"/>
    </style:style>
    <style:style style:name="gr12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2_20_Dots_20_3_20_Dashes" svg:stroke-width="0.1cm" svg:stroke-color="#0066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Fine_20_Dashed" svg:stroke-width="0.1cm" svg:stroke-color="#0066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_33__20_Dashes_20_3_20_Dots_20__28_var_29_"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Ultrafine_20_2_20_Dots_20_3_20_Dashes"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Fine_20_Dashed" svg:stroke-width="0.1cm" svg:stroke-color="#808080" draw:marker-start-width="0.35cm" draw:marker-end-width="0.35cm" draw:fill-color="#ffffff" draw:textarea-horizontal-align="justify" draw:textarea-vertical-align="middle" draw:auto-grow-height="false" fo:min-height="3.45cm" fo:min-width="6.6cm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Ultrafine_20_2_20_Dots_20_3_20_Dashes"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ccccc" draw:marker-start-width="0.35cm" draw:marker-end-width="0.35cm" draw:fill="hatch" draw:fill-color="#ffff99" draw:fill-hatch-name="Black_20_45_20_Degrees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" svg:stroke-color="#b2b2b2" draw:fill-color="#dddddd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0cm" fo:min-width="0cm"/>
    </style:style>
    <style:style style:name="P1" style:family="paragraph">
      <loext:graphic-properties draw:fill="hatch" draw:fill-color="#ffff99" draw:fill-hatch-name="Black_20_45_20_Degrees"/>
      <style:paragraph-properties fo:text-align="center"/>
    </style:style>
    <style:style style:name="P2" style:family="paragraph">
      <loext:graphic-properties draw:fill="hatch" draw:fill-color="#ffff99" draw:fill-hatch-name="Black_20_-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6600"/>
      <style:paragraph-properties fo:text-align="center"/>
    </style:style>
    <style:style style:name="P6" style:family="paragraph">
      <loext:graphic-properties draw:fill-color="#006600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4cm" svg:height="5.4cm" svg:x="6.875cm" svg:y="1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5.4cm" svg:height="5.4cm" svg:x="12.075cm" svg:y="1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5.4cm" svg:height="5.4cm" svg:x="6.975cm" svg:y="1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5.4cm" svg:height="5.4cm" svg:x="1.875cm" svg:y="19.1cm"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1.875cm" svg:y1="22.7cm" svg:x2="17.375cm" svg:y2="22.7cm">
          <text:p text:style-name="P3"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0 m</text:p>
        </draw:line>
        <draw:line draw:style-name="gr4" draw:text-style-name="P4" draw:layer="layout" svg:x1="1.875cm" svg:y1="21.8cm" svg:x2="17.475cm" svg:y2="21.8cm">
          <text:p text:style-name="P3"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20 m</text:p>
        </draw:line>
        <draw:line draw:style-name="gr4" draw:text-style-name="P4" draw:layer="layout" svg:x1="1.875cm" svg:y1="20.9cm" svg:x2="17.475cm" svg:y2="20.9cm">
          <text:p text:style-name="P3"><text:s text:c="5"/><text:s text:c="5"/><text:s text:c="5"/><text:s text:c="5"/><text:s text:c="5"/><text:s text:c="5"/><text:s text:c="5"/><text:s text:c="5"/><text:s text:c="5"/><text:s text:c="5"/><text:s text:c="5"/><text:s text:c="5"/><text:s text:c="5"/><text:s text:c="5"/><text:s text:c="5"/><text:s text:c="5"/><text:s text:c="5"/><text:s text:c="5"/><text:s text:c="5"/><text:s text:c="5"/><text:s text:c="5"/><text:s text:c="3"/>40 m</text:p>
        </draw:line>
        <draw:line draw:style-name="gr4" draw:text-style-name="P4" draw:layer="layout" svg:x1="1.875cm" svg:y1="20cm" svg:x2="17.275cm" svg:y2="20cm">
          <text:p text:style-name="P3"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/>60 m</text:p>
        </draw:line>
        <draw:line draw:style-name="gr4" draw:text-style-name="P4" draw:layer="layout" svg:x1="1.875cm" svg:y1="19.1cm" svg:x2="17.275cm" svg:y2="19.1cm">
          <text:p text:style-name="P3"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/>80 m</text:p>
        </draw:line>
        <draw:custom-shape draw:style-name="gr5" draw:text-style-name="P5" draw:layer="layout" svg:width="0.2cm" svg:height="0.2cm" svg:x="4.475cm" svg:y="2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2cm" svg:height="0.2cm" svg:x="9.575cm" svg:y="2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2cm" svg:height="0.2cm" svg:x="14.775cm" svg:y="2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4cm" svg:height="5.4cm" svg:x="0.775cm" svg:y="1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4cm" svg:height="5.4cm" svg:x="3.775cm" svg:y="1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4cm" svg:height="5.4cm" svg:x="10.175cm" svg:y="1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4cm" svg:height="5.4cm" svg:x="13.075cm" svg:y="1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2cm" svg:height="0.2cm" svg:x="15.875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cm" svg:height="0.2cm" svg:x="12.575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cm" svg:height="0.2cm" svg:x="9.575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cm" svg:height="0.2cm" svg:x="6.475cm" svg:y="2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2cm" svg:height="0.2cm" svg:x="3.275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5.6cm" svg:height="12.9cm" svg:x="1.875cm" svg:y="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cm" svg:height="0.954cm" svg:x="2.075cm" svg:y="16.5cm">
          <draw:text-box>
            <text:p>A-A</text:p>
          </draw:text-box>
        </draw:frame>
        <draw:line draw:style-name="gr9" draw:text-style-name="P4" draw:layer="layout" svg:x1="9.675cm" svg:y1="24.3cm" svg:x2="9.675cm" svg:y2="1cm">
          <text:p/>
        </draw:line>
        <draw:line draw:style-name="gr9" draw:text-style-name="P4" draw:layer="layout" svg:x1="1.175cm" svg:y1="7.9cm" svg:x2="18.375cm" svg:y2="7.9cm">
          <text:p/>
        </draw:line>
        <draw:frame draw:style-name="gr10" draw:text-style-name="P8" draw:layer="layout" svg:width="0.925cm" svg:height="0.954cm" svg:x="1.05cm" svg:y="8cm">
          <draw:text-box>
            <text:p>A</text:p>
          </draw:text-box>
        </draw:frame>
        <draw:frame draw:style-name="gr11" draw:text-style-name="P8" draw:layer="layout" svg:width="0.925cm" svg:height="0.954cm" svg:x="17.575cm" svg:y="8cm">
          <draw:text-box>
            <text:p>A</text:p>
          </draw:text-box>
        </draw:frame>
        <draw:line draw:style-name="gr12" draw:text-style-name="P4" draw:layer="layout" svg:x1="1.375cm" svg:y1="7cm" svg:x2="1.375cm" svg:y2="7.9cm">
          <text:p/>
        </draw:line>
        <draw:line draw:style-name="gr12" draw:text-style-name="P4" draw:layer="layout" svg:x1="18.075cm" svg:y1="7cm" svg:x2="18.075cm" svg:y2="7.9cm">
          <text:p/>
        </draw:line>
        <draw:line draw:style-name="gr13" draw:text-style-name="P4" draw:layer="layout" svg:x1="6.575cm" svg:y1="22.7cm" svg:x2="6.575cm" svg:y2="2cm">
          <text:p/>
        </draw:line>
        <draw:line draw:style-name="gr13" draw:text-style-name="P4" draw:layer="layout" svg:x1="3.375cm" svg:y1="22.7cm" svg:x2="3.375cm" svg:y2="2cm">
          <text:p/>
        </draw:line>
        <draw:line draw:style-name="gr14" draw:text-style-name="P4" draw:layer="layout" svg:x1="9.675cm" svg:y1="22.7cm" svg:x2="9.675cm" svg:y2="2cm">
          <text:p/>
        </draw:line>
        <draw:line draw:style-name="gr13" draw:text-style-name="P4" draw:layer="layout" svg:x1="12.675cm" svg:y1="22.7cm" svg:x2="12.675cm" svg:y2="2cm">
          <text:p/>
        </draw:line>
        <draw:line draw:style-name="gr13" draw:text-style-name="P4" draw:layer="layout" svg:x1="15.975cm" svg:y1="22.7cm" svg:x2="15.975cm" svg:y2="2cm">
          <text:p/>
        </draw:line>
        <draw:line draw:style-name="gr15" draw:text-style-name="P4" draw:layer="layout" svg:x1="14.875cm" svg:y1="22.7cm" svg:x2="14.875cm" svg:y2="2cm">
          <text:p/>
        </draw:line>
        <draw:line draw:style-name="gr16" draw:text-style-name="P4" draw:layer="layout" svg:x1="9.675cm" svg:y1="22.7cm" svg:x2="9.675cm" svg:y2="2cm">
          <text:p/>
        </draw:line>
        <draw:line draw:style-name="gr15" draw:text-style-name="P4" draw:layer="layout" svg:x1="4.575cm" svg:y1="22.7cm" svg:x2="4.575cm" svg:y2="2cm">
          <text:p/>
        </draw:line>
        <draw:custom-shape draw:style-name="gr17" draw:text-style-name="P9" draw:layer="layout" svg:width="7.1cm" svg:height="3.7cm" svg:x="12.8cm" svg:y="24.9cm">
          <text:p text:style-name="P3"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.5cm" svg:y1="26.1cm" svg:x2="13.1cm" svg:y2="26.1cm">
          <text:p/>
        </draw:line>
        <draw:custom-shape draw:style-name="gr6" draw:text-style-name="P6" draw:layer="layout" svg:width="0.2cm" svg:height="0.2cm" svg:x="13.6cm" svg:y="2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0.4cm" svg:height="0.4cm" svg:x="13.5cm" svg:y="2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2cm" svg:height="0.2cm" svg:x="13.6cm" svg:y="2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frame draw:style-name="gr10" draw:text-style-name="P8" draw:layer="layout" svg:width="2.962cm" svg:height="0.954cm" svg:x="12.738cm" svg:y="24.9cm">
          <draw:text-box>
            <text:p>Legenda</text:p>
          </draw:text-box>
        </draw:frame>
        <draw:custom-shape draw:style-name="gr21" draw:text-style-name="P5" draw:layer="layout" svg:width="0.2cm" svg:height="0.2cm" svg:x="13.6cm" svg:y="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12" draw:layer="layout" svg:width="5.48cm" svg:height="2.771cm" svg:x="14.32cm" svg:y="25.729cm">
          <draw:text-box>
            <text:p text:style-name="P11"><text:span text:style-name="T1">Trasa przelotu drona</text:span></text:p>
            <text:p text:style-name="P11"><text:span text:style-name="T1">Pozycja drona</text:span></text:p>
            <text:p text:style-name="P11"><text:span text:style-name="T1">Zasięg drona</text:span></text:p>
            <text:p text:style-name="P11"><text:span text:style-name="T1">Dron na wysokości 50 m</text:span></text:p>
            <text:p text:style-name="P11"><text:span text:style-name="T1">Dron na wysokości 20 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23:08:47.796910127</meta:creation-date>
    <dc:date>2017-09-30T23:53:05.236854938</dc:date>
    <meta:editing-duration>PT1M37S</meta:editing-duration>
    <meta:editing-cycles>1</meta:editing-cycles>
    <meta:document-statistic meta:object-count="45"/>
    <meta:generator>LibreOffice/5.3.6.1$Linux_X86_64 LibreOffice_project/30$Build-1</meta:generator>
  </office:meta>
</office:document-meta>
</file>